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3127167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0.65" calcext:value-type="float">
            <text:p>0.6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76 kWh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07" calcext:value-type="float">
            <text:p>2.07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188.57" calcext:value-type="float">
            <text:p>-188.57</text:p>
          </table:table-cell>
          <table:table-cell office:value-type="string" calcext:value-type="string">
            <text:p>T-0</text:p>
          </table:table-cell>
          <table:table-cell office:value-type="float" office:value="209.28" calcext:value-type="float">
            <text:p>209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8 kWh</text:p>
          </table:table-cell>
          <table:table-cell office:value-type="float" office:value="557.48" calcext:value-type="float">
            <text:p>557.4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3.47" calcext:value-type="float">
            <text:p>3.4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294.45" calcext:value-type="float">
            <text:p>-294.45</text:p>
          </table:table-cell>
          <table:table-cell office:value-type="string" calcext:value-type="string">
            <text:p>T-0</text:p>
          </table:table-cell>
          <table:table-cell office:value-type="float" office:value="350.65" calcext:value-type="float">
            <text:p>350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4 kWh</text:p>
          </table:table-cell>
          <table:table-cell office:value-type="float" office:value="524.44" calcext:value-type="float">
            <text:p>524.4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31" calcext:value-type="float">
            <text:p>3.31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277" calcext:value-type="float">
            <text:p>-277</text:p>
          </table:table-cell>
          <table:table-cell office:value-type="string" calcext:value-type="string">
            <text:p>T-0</text:p>
          </table:table-cell>
          <table:table-cell office:value-type="float" office:value="334.56" calcext:value-type="float">
            <text:p>334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2 kWh</text:p>
          </table:table-cell>
          <table:table-cell office:value-type="float" office:value="583.34" calcext:value-type="float">
            <text:p>583.34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308.12" calcext:value-type="float">
            <text:p>-308.12</text:p>
          </table:table-cell>
          <table:table-cell office:value-type="string" calcext:value-type="string">
            <text:p>T-0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68" calcext:value-type="float">
            <text:p>0.6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1 kWh</text:p>
          </table:table-cell>
          <table:table-cell office:value-type="float" office:value="649.61" calcext:value-type="float">
            <text:p>649.6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9" calcext:value-type="float">
            <text:p>3.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343.12" calcext:value-type="float">
            <text:p>-343.12</text:p>
          </table:table-cell>
          <table:table-cell office:value-type="string" calcext:value-type="string">
            <text:p>T-0</text:p>
          </table:table-cell>
          <table:table-cell office:value-type="float" office:value="394.2" calcext:value-type="float">
            <text:p>39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81" calcext:value-type="float">
            <text:p>1.8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3 kWh</text:p>
          </table:table-cell>
          <table:table-cell office:value-type="float" office:value="586.21" calcext:value-type="float">
            <text:p>586.2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309.63" calcext:value-type="float">
            <text:p>-309.63</text:p>
          </table:table-cell>
          <table:table-cell office:value-type="string" calcext:value-type="string">
            <text:p>T-0</text:p>
          </table:table-cell>
          <table:table-cell office:value-type="float" office:value="364.77" calcext:value-type="float">
            <text:p>364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98 kWh</text:p>
          </table:table-cell>
          <table:table-cell office:value-type="float" office:value="474.2" calcext:value-type="float">
            <text:p>474.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.61" calcext:value-type="float">
            <text:p>2.61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250.46" calcext:value-type="float">
            <text:p>-250.46</text:p>
          </table:table-cell>
          <table:table-cell office:value-type="string" calcext:value-type="string">
            <text:p>T-0</text:p>
          </table:table-cell>
          <table:table-cell office:value-type="float" office:value="263.56" calcext:value-type="float">
            <text:p>263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43" calcext:value-type="float">
            <text:p>0.43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97 kWh</text:p>
          </table:table-cell>
          <table:table-cell office:value-type="float" office:value="466.57" calcext:value-type="float">
            <text:p>466.5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57" calcext:value-type="float">
            <text:p>2.57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246.43" calcext:value-type="float">
            <text:p>-246.43</text:p>
          </table:table-cell>
          <table:table-cell office:value-type="string" calcext:value-type="string">
            <text:p>T-0</text:p>
          </table:table-cell>
          <table:table-cell office:value-type="float" office:value="260.19" calcext:value-type="float">
            <text:p>260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3 kWh</text:p>
          </table:table-cell>
          <table:table-cell office:value-type="float" office:value="794.53" calcext:value-type="float">
            <text:p>794.5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57" calcext:value-type="float">
            <text:p>4.5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419.21" calcext:value-type="float">
            <text:p>-419.21</text:p>
          </table:table-cell>
          <table:table-cell office:value-type="string" calcext:value-type="string">
            <text:p>T-0</text:p>
          </table:table-cell>
          <table:table-cell office:value-type="float" office:value="461.66" calcext:value-type="float">
            <text:p>461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17" calcext:value-type="float">
            <text:p>0.17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23 kWh</text:p>
          </table:table-cell>
          <table:table-cell office:value-type="float" office:value="637.26" calcext:value-type="float">
            <text:p>637.2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83" calcext:value-type="float">
            <text:p>3.83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335.95" calcext:value-type="float">
            <text:p>-335.95</text:p>
          </table:table-cell>
          <table:table-cell office:value-type="string" calcext:value-type="string">
            <text:p>T-0</text:p>
          </table:table-cell>
          <table:table-cell office:value-type="float" office:value="386.76" calcext:value-type="float">
            <text:p>38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17 kWh</text:p>
          </table:table-cell>
          <table:table-cell office:value-type="float" office:value="591.01" calcext:value-type="float">
            <text:p>591.0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11.57" calcext:value-type="float">
            <text:p>-311.57</text:p>
          </table:table-cell>
          <table:table-cell office:value-type="string" calcext:value-type="string">
            <text:p>T-0</text:p>
          </table:table-cell>
          <table:table-cell office:value-type="float" office:value="364.16" calcext:value-type="float">
            <text:p>364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12 kWh</text:p>
          </table:table-cell>
          <table:table-cell office:value-type="float" office:value="552.47" calcext:value-type="float">
            <text:p>552.4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42" calcext:value-type="float">
            <text:p>3.4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291.25" calcext:value-type="float">
            <text:p>-291.25</text:p>
          </table:table-cell>
          <table:table-cell office:value-type="string" calcext:value-type="string">
            <text:p>T-0</text:p>
          </table:table-cell>
          <table:table-cell office:value-type="float" office:value="345.6" calcext:value-type="float">
            <text:p>345.6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44:30.385000000</meta:creation-date>
    <dc:date>2018-03-28T11:18:08.367000000</dc:date>
    <meta:editing-duration>PT13S</meta:editing-duration>
    <meta:editing-cycles>1</meta:editing-cycles>
    <meta:document-statistic meta:table-count="1" meta:cell-count="175" meta:object-count="0"/>
    <meta:generator>LibreOffice/5.3.4.2$Windows_x86 LibreOffice_project/f82d347ccc0be322489bf7da61d7e4ad13fe2ff3</meta:generator>
  </office:meta>
</office:document-meta>
</file>